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3cm"/>
    </style:style>
    <style:style style:name="co2" style:family="table-column">
      <style:table-column-properties fo:break-before="auto" style:column-width="23.02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99ff" style:text-align-source="fix" style:repeat-content="false" fo:wrap-option="wrap" fo:border="0.06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ackground-color="#66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99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00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ackground-color="#00999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ext-properties fo:color="#c9211e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0">
      <style:table-cell-properties fo:background-color="#cccccc" fo:wrap-option="wrap" fo:border="0.06pt solid #000000" style:vertical-align="automatic"/>
      <style:text-properties fo:color="#000000" style:font-name="Arial" fo:font-size="8pt" style:font-name-asian="Arial" style:font-size-asian="8pt" style:font-name-complex="Arial" style:font-size-complex="8pt"/>
    </style:style>
    <style:style style:name="ce8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" fo:font-size="8pt" style:font-name-asian="Arial" style:font-size-asian="8pt" style:font-name-complex="Arial" style:font-size-complex="8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alification Criteria" table:style-name="ta1" table:print-ranges="'Qualification Criteria'.A1:'Qualification Criteria'.C1 'Qualification Criteria'.A1:'Qualification Criteria'.C24 'Qualification Criteria'.A25:'Qualification Criteria'.C25">
        <table:table-column table:style-name="co1" table:number-columns-repeated="2" table:default-cell-style-name="ce9"/>
        <table:table-column table:style-name="co2" table:default-cell-style-name="ce9"/>
        <table:table-column table:style-name="co1" table:number-columns-repeated="61" table:default-cell-style-name="ce9"/>
        <table:table-row table:style-name="ro1">
          <table:table-cell table:style-name="ce1" office:value-type="string" calcext:value-type="string" table:number-columns-spanned="1" table:number-rows-spanned="24">
            <text:p>BackEnd</text:p>
          </table:table-cell>
          <table:table-cell table:style-name="ce3" office:value-type="string" calcext:value-type="string" table:number-columns-spanned="1" table:number-rows-spanned="6">
            <text:p>Use of mechanisms for synchronization</text:p>
          </table:table-cell>
          <table:table-cell table:style-name="ce7" office:value-type="string" calcext:value-type="string">
            <text:p>0. No synchronization mechanism has been used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1. Information is sent between the local and remote DB but the information is not properly synchronized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 +Synchronization mechanisms are used (for example WebSockets), which work well for at least 2 of the 4 operations: READ, UPDATE, DELETE, CREATE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<text:span text:style-name="T1">3. +Synchronization mechanisms are used (for example WebSockets), which work well for at least 3 of the 4 operations</text:span>: READ, UPDATE, DELETE, CREATE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<text:span text:style-name="T1">4. +Synchronization mechanisms are used (for example WebSockets), which work for all operations related to a single table</text:span>.</text:p>
          </table:table-cell>
          <table:table-cell table:number-columns-repeated="61"/>
        </table:table-row>
        <table:table-row table:style-name="ro3">
          <table:covered-table-cell table:number-columns-repeated="2"/>
          <table:table-cell table:style-name="ce7" office:value-type="string" calcext:value-type="string">
            <text:p>5. +Synchronization errors are not found (for example WebSockets), data between the Local and remote DB, using synchronization in more than one table with relationships between them.</text:p>
          </table:table-cell>
          <table:table-cell table:number-columns-repeated="61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6">
            <text:p>Execution of tasks in parallel in the developed Applications</text:p>
          </table:table-cell>
          <table:table-cell table:style-name="ce8" office:value-type="string" calcext:value-type="string">
            <text:p>0. No background task or threading mechanism is used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1. Some background task or some thread mechanism is used only for accessing the web service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2. +Background tasks are used for one aspect (downloading images or for accessing the Local DB or notifications, for example) but errors are not always handled adequately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3. +Background tasks are used for at least two aspects (image download, local DB access or notifications, for example) but errors are not always handled adequately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4. +Background tasks are used for at least two aspects (download, access to local DB or notifications, for example) and errors are controlled in most cases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<text:span text:style-name="T2">5. +Background tasks are used for more than one aspect (image download, local DB access or notifications, for example) and no errors are detected in any case</text:span>.</text:p>
          </table:table-cell>
          <table:table-cell table:number-columns-repeated="61"/>
        </table:table-row>
        <table:table-row table:style-name="ro2">
          <table:covered-table-cell/>
          <table:table-cell table:style-name="ce5" office:value-type="string" calcext:value-type="string" table:number-columns-spanned="1" table:number-rows-spanned="6">
            <text:p>Communication with web services</text:p>
          </table:table-cell>
          <table:table-cell table:style-name="ce8" office:value-type="string" calcext:value-type="string">
            <text:p>0. No end-point has been made to work from Postman or similar application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1.Some end-points but no complete CRUD is made to work from Postman or similar application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2. +At least one full CRUD is made to work from Postman or similar application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3. +At least two complete CRUDs work from Postman or similar application and there is some kind of relationship between the entities: OneToMany, ManyToOne or ManyToMany.</text:p>
          </table:table-cell>
          <table:table-cell table:number-columns-repeated="61"/>
        </table:table-row>
        <table:table-row table:style-name="ro3">
          <table:covered-table-cell table:number-columns-repeated="2"/>
          <table:table-cell table:style-name="ce7" office:value-type="string" calcext:value-type="string">
            <text:p>4. +At least 3 complete CRUDs work from Postman or similar application and none of the entities is isolated, that is, there is some kind of relationship between the 3 entities: OneToMany, ManyToOne or ManyToMany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5. +Errors not well treated are not detected in the communication with the web service.</text:p>
          </table:table-cell>
          <table:table-cell table:number-columns-repeated="61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6">
            <text:p>Security mechanisms </text:p>
          </table:table-cell>
          <table:table-cell table:style-name="ce8" office:value-type="string" calcext:value-type="string">
            <text:p>0. No security mechanism is used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1. An attempt is made to perform some type of authentication and / or encryption but it cannot work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2. +It is possible to successfully implement some authentication mechanism and also some encryption mechanism for the passwords in the DB and in the transmission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8" office:value-type="string" calcext:value-type="string">
            <text:p>3. +It is possible to successfully implement more than one authentication mechanism and also some encryption mechanism for the passwords in the DB and in the transmission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4. +Encryption mechanisms are used for the information sent (https) and more than one authentication mechanism with encryption is used for the passwords in the DB.</text:p>
          </table:table-cell>
          <table:table-cell table:number-columns-repeated="61"/>
        </table:table-row>
        <table:table-row table:style-name="ro2">
          <table:covered-table-cell table:number-columns-repeated="2"/>
          <table:table-cell table:style-name="ce7" office:value-type="string" calcext:value-type="string">
            <text:p>5. +Points 3 and 4 are achieved, with three encryption mechanisms.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4">
          <table:table-cell/>
          <table:table-cell table:style-name="ce14" office:value-type="string" calcext:value-type="string">
            <text:p>IMPORTANT: Before Christmas only white Criteria will be evaluated.</text:p>
          </table:table-cell>
          <table:table-cell table:number-columns-repeated="62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923cm" fo:margin-bottom="1.014cm" fo:margin-left="0.774cm" fo:margin-right="0.524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0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762cm" fo:margin-bottom="0.762cm" fo:margin-left="1.778cm" fo:margin-right="1.778cm" style:print-page-order="ltr" style:first-page-number="continue" style:scale-to="88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6:32:30.5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Tiburcio</meta:initial-creator>
    <meta:creation-date>2015-06-05T18:19:34Z</meta:creation-date>
    <dc:date>2021-10-26T16:34:26.311000000</dc:date>
    <meta:editing-cycles>105</meta:editing-cycles>
    <meta:editing-duration>PT10H6M31S</meta:editing-duration>
    <meta:print-date>2021-03-04T12:25:16.788000000</meta:print-date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